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Fira Code" svg:font-family="'Fira Code'"/>
    <style:font-face style:name="Lohit Devanagari1" svg:font-family="'Lohit Devanagari'"/>
    <style:font-face style:name="Courier New1" svg:font-family="'Courier New'" style:font-adornments="Regular"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Preformatted_20_Text">
      <style:text-properties officeooo:rsid="0009c7d1" officeooo:paragraph-rsid="0009c7d1"/>
    </style:style>
    <style:style style:name="P2" style:family="paragraph" style:parent-style-name="Preformatted_20_Text">
      <style:text-properties fo:color="#000000" style:font-name="Fira Code" fo:font-size="11.3000001907349pt" officeooo:paragraph-rsid="0009c7d1"/>
    </style:style>
    <style:style style:name="P3" style:family="paragraph" style:parent-style-name="Preformatted_20_Text">
      <style:text-properties fo:color="#000000" style:font-name="Fira Code" fo:font-size="12pt" officeooo:rsid="0009c7d1" officeooo:paragraph-rsid="0009c7d1"/>
    </style:style>
    <style:style style:name="P4" style:family="paragraph" style:parent-style-name="Preformatted_20_Text">
      <style:text-properties fo:color="#000000" style:font-name="Fira Code" fo:font-size="12pt" officeooo:rsid="000a145e" officeooo:paragraph-rsid="000a145e"/>
    </style:style>
    <style:style style:name="P5" style:family="paragraph" style:parent-style-name="Preformatted_20_Text">
      <loext:graphic-properties draw:fill="solid" draw:fill-color="#ffffff" draw:opacity="100%"/>
      <style:paragraph-properties fo:background-color="#ffffff"/>
      <style:text-properties fo:color="#000000"/>
    </style:style>
    <style:style style:name="P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Fira Code" fo:font-size="11.3000001907349pt"/>
    </style:style>
    <style:style style:name="P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Fira Code" fo:font-size="12pt"/>
    </style:style>
    <style:style style:name="P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0a082b"/>
    </style:style>
    <style:style style:name="P9" style:family="paragraph" style:parent-style-name="Standard">
      <style:text-properties officeooo:paragraph-rsid="00097d5e"/>
    </style:style>
    <style:style style:name="P10" style:family="paragraph" style:parent-style-name="Standard">
      <style:text-properties officeooo:rsid="0009c7d1" officeooo:paragraph-rsid="0009c7d1"/>
    </style:style>
    <style:style style:name="P11" style:family="paragraph" style:parent-style-name="Standard">
      <style:text-properties fo:font-weight="bold" officeooo:rsid="00097d5e" officeooo:paragraph-rsid="00097d5e" style:font-weight-asian="bold" style:font-weight-complex="bold"/>
    </style:style>
    <style:style style:name="P12" style:family="paragraph" style:parent-style-name="Standard">
      <style:text-properties officeooo:rsid="000a082b" officeooo:paragraph-rsid="000a082b"/>
    </style:style>
    <style:style style:name="P13" style:family="paragraph" style:parent-style-name="Standard">
      <style:text-properties officeooo:rsid="000a145e" officeooo:paragraph-rsid="000a145e"/>
    </style:style>
    <style:style style:name="P14" style:family="paragraph" style:parent-style-name="Standard">
      <style:text-properties fo:font-style="italic" officeooo:rsid="00097d5e" officeooo:paragraph-rsid="00097d5e" style:font-style-asian="italic"/>
    </style:style>
    <style:style style:name="P15" style:family="paragraph" style:parent-style-name="Standard">
      <style:text-properties officeooo:rsid="00097d5e" officeooo:paragraph-rsid="00097d5e"/>
    </style:style>
    <style:style style:name="P16" style:family="paragraph" style:parent-style-name="Standard">
      <style:text-properties officeooo:rsid="0009c7d1" officeooo:paragraph-rsid="00097d5e"/>
    </style:style>
    <style:style style:name="P17" style:family="paragraph" style:parent-style-name="Standard">
      <style:text-properties officeooo:rsid="0009c7d1" officeooo:paragraph-rsid="0009c7d1"/>
    </style:style>
    <style:style style:name="P18" style:family="paragraph" style:parent-style-name="Standard">
      <style:text-properties officeooo:rsid="0009c7d1" officeooo:paragraph-rsid="000b24e8"/>
    </style:style>
    <style:style style:name="P19" style:family="paragraph" style:parent-style-name="Standard">
      <style:text-properties officeooo:rsid="000b24e8" officeooo:paragraph-rsid="000b24e8"/>
    </style:style>
    <style:style style:name="P20" style:family="paragraph" style:parent-style-name="Standard">
      <style:text-properties officeooo:rsid="000c114a" officeooo:paragraph-rsid="000c114a"/>
    </style:style>
    <style:style style:name="P21" style:family="paragraph" style:parent-style-name="Standard">
      <style:text-properties fo:font-weight="bold" officeooo:rsid="000db861" officeooo:paragraph-rsid="000db861" style:font-weight-asian="bold" style:font-weight-complex="bold"/>
    </style:style>
    <style:style style:name="P22" style:family="paragraph" style:parent-style-name="Standard">
      <style:text-properties fo:font-weight="bold" officeooo:rsid="00097d5e" officeooo:paragraph-rsid="00097d5e" style:font-weight-asian="bold" style:font-weight-complex="bold"/>
    </style:style>
    <style:style style:name="P23" style:family="paragraph" style:parent-style-name="Standard">
      <style:text-properties fo:font-weight="normal" officeooo:rsid="000db861" officeooo:paragraph-rsid="000db861" style:font-weight-asian="normal" style:font-weight-complex="normal"/>
    </style:style>
    <style:style style:name="P24" style:family="paragraph" style:parent-style-name="Standard">
      <style:text-properties fo:font-weight="normal" officeooo:rsid="000de104" officeooo:paragraph-rsid="000de104" style:font-weight-asian="normal" style:font-weight-complex="normal"/>
    </style:style>
    <style:style style:name="P25" style:family="paragraph" style:parent-style-name="Standard">
      <style:text-properties fo:font-weight="normal" officeooo:rsid="000f6c5d" officeooo:paragraph-rsid="000f6c5d" style:font-weight-asian="normal" style:font-weight-complex="normal"/>
    </style:style>
    <style:style style:name="P26" style:family="paragraph" style:parent-style-name="Standard">
      <style:text-properties fo:font-weight="normal" officeooo:rsid="00115176" officeooo:paragraph-rsid="00115176" style:font-weight-asian="normal" style:font-weight-complex="normal"/>
    </style:style>
    <style:style style:name="P27" style:family="paragraph" style:parent-style-name="Standard">
      <style:text-properties officeooo:rsid="000de104" officeooo:paragraph-rsid="000de104"/>
    </style:style>
    <style:style style:name="P28" style:family="paragraph" style:parent-style-name="Standard">
      <style:text-properties officeooo:rsid="000f6c5d" officeooo:paragraph-rsid="000f6c5d"/>
    </style:style>
    <style:style style:name="P29" style:family="paragraph" style:parent-style-name="Standard">
      <style:paragraph-properties fo:break-before="page"/>
      <style:text-properties fo:font-weight="bold" officeooo:rsid="000db861" officeooo:paragraph-rsid="000db861" style:font-weight-asian="bold" style:font-weight-complex="bold"/>
    </style:style>
    <style:style style:name="P30" style:family="paragraph" style:parent-style-name="Standard">
      <style:paragraph-properties fo:break-before="page"/>
      <style:text-properties fo:font-weight="bold" officeooo:rsid="00097d5e" officeooo:paragraph-rsid="00097d5e" style:font-weight-asian="bold" style:font-weight-complex="bold"/>
    </style:style>
    <style:style style:name="P31" style:family="paragraph" style:parent-style-name="Standard">
      <style:paragraph-properties fo:break-before="page"/>
      <style:text-properties fo:font-weight="bold" officeooo:rsid="00115176" officeooo:paragraph-rsid="00115176" style:font-weight-asian="bold" style:font-weight-complex="bold"/>
    </style:style>
    <style:style style:name="P32" style:family="paragraph" style:parent-style-name="Standard">
      <style:paragraph-properties fo:break-before="page"/>
      <style:text-properties officeooo:rsid="000f6c5d" officeooo:paragraph-rsid="000f6c5d"/>
    </style:style>
    <style:style style:name="P33" style:family="paragraph" style:parent-style-name="List_20_Paragraph" style:list-style-name="WWNum1"/>
    <style:style style:name="P34" style:family="paragraph" style:parent-style-name="Title" style:master-page-name="Standard">
      <style:paragraph-properties style:page-number="auto"/>
      <style:text-properties fo:font-size="20pt" fo:font-style="italic" officeooo:rsid="00097d5e" officeooo:paragraph-rsid="00097d5e" style:font-size-asian="20pt" style:font-style-asian="italic"/>
    </style:style>
    <style:style style:name="P35" style:family="paragraph" style:parent-style-name="Preformatted_20_Text">
      <style:text-properties fo:color="#000000" style:font-name="Fira Code" fo:font-size="10pt" officeooo:rsid="0009c7d1" officeooo:paragraph-rsid="000b24e8" style:font-size-asian="10pt" style:font-size-complex="10pt"/>
    </style:style>
    <style:style style:name="P36" style:family="paragraph" style:parent-style-name="Preformatted_20_Text">
      <loext:graphic-properties draw:fill="solid" draw:fill-color="#ffffff" draw:opacity="100%"/>
      <style:paragraph-properties fo:background-color="#ffffff"/>
      <style:text-properties fo:color="#000000" style:font-name="Fira Code" fo:font-size="11.3000001907349pt"/>
    </style:style>
    <style:style style:name="P37" style:family="paragraph" style:parent-style-name="Preformatted_20_Text">
      <style:text-properties fo:color="#000000" style:font-name="Fira Code" fo:font-size="11.3000001907349pt" fo:font-weight="normal" officeooo:rsid="000db861" officeooo:paragraph-rsid="000db861" style:font-weight-asian="normal" style:font-weight-complex="normal"/>
    </style:style>
    <style:style style:name="P38" style:family="paragraph" style:parent-style-name="Preformatted_20_Text">
      <style:text-properties fo:color="#000000" style:font-name="Fira Code" fo:font-size="11.3000001907349pt" fo:font-weight="normal" officeooo:rsid="000de104" officeooo:paragraph-rsid="000de104" style:font-weight-asian="normal" style:font-weight-complex="normal"/>
    </style:style>
    <style:style style:name="P39" style:family="paragraph" style:parent-style-name="Preformatted_20_Text">
      <style:text-properties fo:color="#000000" style:font-name="Fira Code" fo:font-size="11.3000001907349pt" fo:font-weight="normal" officeooo:rsid="000f6c5d" officeooo:paragraph-rsid="000f6c5d" style:font-weight-asian="normal" style:font-weight-complex="normal"/>
    </style:style>
    <style:style style:name="P40" style:family="paragraph" style:parent-style-name="Preformatted_20_Text">
      <style:text-properties fo:color="#000000" style:font-name="Fira Code" fo:font-size="11.3000001907349pt" officeooo:rsid="000de104" officeooo:paragraph-rsid="000de104"/>
    </style:style>
    <style:style style:name="P41" style:family="paragraph" style:parent-style-name="Preformatted_20_Text">
      <style:text-properties fo:color="#000000" style:font-name="Fira Code" fo:font-size="11.3000001907349pt" officeooo:rsid="000f6c5d" officeooo:paragraph-rsid="000f6c5d"/>
    </style:style>
    <style:style style:name="P42" style:family="paragraph" style:parent-style-name="Preformatted_20_Text">
      <loext:graphic-properties draw:fill="solid" draw:fill-color="#ffffff" draw:opacity="100%"/>
      <style:paragraph-properties fo:background-color="#ffffff"/>
      <style:text-properties fo:color="#000000"/>
    </style:style>
    <style:style style:name="P43" style:family="paragraph" style:parent-style-name="Preformatted_20_Text">
      <loext:graphic-properties draw:fill="solid" draw:fill-color="#ffffff" draw:opacity="100%"/>
      <style:paragraph-properties fo:background-color="#ffffff"/>
      <style:text-properties fo:color="#000000" fo:font-size="10pt" officeooo:paragraph-rsid="000b24e8" style:font-size-asian="10pt" style:font-size-complex="10pt"/>
    </style:style>
    <style:style style:name="P44" style:family="paragraph" style:parent-style-name="Preformatted_20_Text">
      <loext:graphic-properties draw:fill="solid" draw:fill-color="#ffffff" draw:opacity="100%"/>
      <style:paragraph-properties fo:background-color="#ffffff"/>
      <style:text-properties fo:color="#000000" fo:font-size="10pt" officeooo:rsid="0009c7d1" officeooo:paragraph-rsid="000b24e8" style:font-size-asian="10pt" style:font-size-complex="10pt"/>
    </style:style>
    <style:style style:name="P45" style:family="paragraph" style:parent-style-name="Preformatted_20_Text">
      <loext:graphic-properties draw:fill="solid" draw:fill-color="#ffffff" draw:opacity="100%"/>
      <style:paragraph-properties fo:background-color="#ffffff"/>
      <style:text-properties fo:color="#000000" fo:font-size="10pt" officeooo:rsid="000c114a" officeooo:paragraph-rsid="000c114a" style:font-size-asian="10pt" style:font-size-complex="10pt"/>
    </style:style>
    <style:style style:name="P46" style:family="paragraph" style:parent-style-name="Preformatted_20_Text">
      <style:text-properties officeooo:rsid="000de104" officeooo:paragraph-rsid="000de104"/>
    </style:style>
    <style:style style:name="P47" style:family="paragraph" style:parent-style-name="Preformatted_20_Text">
      <style:text-properties fo:color="#000080" style:font-name="Fira Code" fo:font-size="11.3000001907349pt" officeooo:rsid="000de104" officeooo:paragraph-rsid="000de104"/>
    </style:style>
    <style:style style:name="P4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Fira Code" fo:font-size="10pt" officeooo:paragraph-rsid="000b24e8" style:font-size-asian="10pt" style:font-size-complex="10pt"/>
    </style:style>
    <style:style style:name="P4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Fira Code" fo:font-size="11.3000001907349pt"/>
    </style:style>
    <style:style style:name="P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Fira Code" fo:font-size="11.3000001907349pt" officeooo:paragraph-rsid="000de104"/>
    </style:style>
    <style:style style:name="P5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T1" style:family="text">
      <style:text-properties fo:font-weight="bold" style:font-weight-asian="bold"/>
    </style:style>
    <style:style style:name="T2" style:family="text">
      <style:text-properties fo:font-weight="bold" officeooo:rsid="00097d5e"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officeooo:rsid="00097d5e" style:font-style-asian="italic"/>
    </style:style>
    <style:style style:name="T7" style:family="text">
      <style:text-properties fo:font-style="italic" officeooo:rsid="0011eb72" style:font-style-asian="italic"/>
    </style:style>
    <style:style style:name="T8" style:family="text">
      <style:text-properties fo:font-style="italic" fo:background-color="#efefef" loext:char-shading-value="0"/>
    </style:style>
    <style:style style:name="T9" style:family="text">
      <style:text-properties fo:color="#000080" fo:font-weight="bold"/>
    </style:style>
    <style:style style:name="T10" style:family="text">
      <style:text-properties fo:color="#000080" fo:font-weight="bold" fo:background-color="#efefef" loext:char-shading-value="0"/>
    </style:style>
    <style:style style:name="T11" style:family="text">
      <style:text-properties fo:color="#000080" fo:background-color="#efefef" loext:char-shading-value="0"/>
    </style:style>
    <style:style style:name="T12" style:family="text">
      <style:text-properties fo:color="#000080" style:font-name="Fira Code" fo:font-size="12pt" fo:font-weight="bold" fo:background-color="#efefef" loext:char-shading-value="0"/>
    </style:style>
    <style:style style:name="T13" style:family="text">
      <style:text-properties fo:color="#000080" style:font-name="Fira Code" fo:font-size="12pt" fo:font-weight="bold" officeooo:rsid="000a082b" fo:background-color="#efefef" loext:char-shading-value="0"/>
    </style:style>
    <style:style style:name="T14" style:family="text">
      <style:text-properties fo:color="#000080" style:font-name="Fira Code" fo:font-weight="bold" fo:background-color="#efefef" loext:char-shading-value="0"/>
    </style:style>
    <style:style style:name="T15" style:family="text">
      <style:text-properties fo:color="#000080" style:font-name="Fira Code" fo:font-size="11.3000001907349pt" fo:font-weight="bold"/>
    </style:style>
    <style:style style:name="T16" style:family="text">
      <style:text-properties fo:color="#660e7a"/>
    </style:style>
    <style:style style:name="T17" style:family="text">
      <style:text-properties fo:color="#660e7a" style:font-name="Fira Code" fo:font-size="12pt" fo:font-weight="bold" fo:background-color="#efefef" loext:char-shading-value="0"/>
    </style:style>
    <style:style style:name="T18" style:family="text">
      <style:text-properties fo:color="#660e7a" style:font-name="Fira Code" fo:font-weight="bold" fo:background-color="#efefef" loext:char-shading-value="0"/>
    </style:style>
    <style:style style:name="T19" style:family="text">
      <style:text-properties fo:color="#660e7a" style:font-name="Fira Code" fo:font-size="10pt" fo:font-weight="bold" fo:background-color="#efefef" loext:char-shading-value="0" style:font-size-asian="10pt" style:font-size-complex="10pt"/>
    </style:style>
    <style:style style:name="T20" style:family="text">
      <style:text-properties fo:color="#660e7a" style:font-name="Fira Code" fo:font-size="11.3000001907349pt" fo:font-weight="bold"/>
    </style:style>
    <style:style style:name="T21" style:family="text">
      <style:text-properties fo:color="#660e7a" style:font-name="Fira Code" fo:font-size="11.3000001907349pt" fo:font-style="italic"/>
    </style:style>
    <style:style style:name="T22" style:family="text">
      <style:text-properties fo:color="#660e7a" fo:font-weight="bold"/>
    </style:style>
    <style:style style:name="T23" style:family="text">
      <style:text-properties style:font-name="Fira Code" fo:font-size="11.3000001907349pt"/>
    </style:style>
    <style:style style:name="T24" style:family="text">
      <style:text-properties style:font-name="Fira Code" fo:font-size="11.3000001907349pt" fo:font-weight="bold"/>
    </style:style>
    <style:style style:name="T25" style:family="text">
      <style:text-properties style:font-name="Fira Code" fo:font-size="11.3000001907349pt" fo:font-style="italic"/>
    </style:style>
    <style:style style:name="T26" style:family="text">
      <style:text-properties style:font-name="Fira Code" fo:font-size="12pt" fo:background-color="#efefef" loext:char-shading-value="0"/>
    </style:style>
    <style:style style:name="T27" style:family="text">
      <style:text-properties style:font-name="Fira Code" fo:font-size="12pt" officeooo:rsid="000a082b" fo:background-color="#efefef" loext:char-shading-value="0"/>
    </style:style>
    <style:style style:name="T28" style:family="text">
      <style:text-properties style:font-name="Fira Code" fo:background-color="#efefef" loext:char-shading-value="0"/>
    </style:style>
    <style:style style:name="T29" style:family="text">
      <style:text-properties fo:color="#008000"/>
    </style:style>
    <style:style style:name="T30" style:family="text">
      <style:text-properties fo:color="#008000" style:font-name="Fira Code" fo:font-size="11.3000001907349pt" fo:font-weight="bold"/>
    </style:style>
    <style:style style:name="T31" style:family="text">
      <style:text-properties fo:color="#008000" style:font-name="Fira Code" fo:font-size="12pt" fo:font-weight="bold" fo:background-color="#efefef" loext:char-shading-value="0"/>
    </style:style>
    <style:style style:name="T32" style:family="text">
      <style:text-properties fo:color="#008000" style:font-name="Fira Code" fo:font-size="12pt" fo:font-weight="bold" officeooo:rsid="000a145e" fo:background-color="#efefef" loext:char-shading-value="0"/>
    </style:style>
    <style:style style:name="T33" style:family="text">
      <style:text-properties fo:color="#008000" style:font-name="Fira Code" fo:font-weight="bold" fo:background-color="#efefef" loext:char-shading-value="0"/>
    </style:style>
    <style:style style:name="T34" style:family="text">
      <style:text-properties fo:color="#008000" style:font-name="Fira Code" fo:font-size="10pt" fo:font-weight="bold" fo:background-color="#efefef" loext:char-shading-value="0" style:font-size-asian="10pt" style:font-size-complex="10pt"/>
    </style:style>
    <style:style style:name="T35" style:family="text">
      <style:text-properties fo:color="#008000" fo:background-color="#efefef" loext:char-shading-value="0"/>
    </style:style>
    <style:style style:name="T36" style:family="text">
      <style:text-properties fo:color="#008000" fo:font-weight="bold" fo:background-color="#efefef" loext:char-shading-value="0"/>
    </style:style>
    <style:style style:name="T37" style:family="text">
      <style:text-properties fo:color="#008000" fo:font-size="10pt" fo:background-color="#efefef" loext:char-shading-value="0" style:font-size-asian="10pt" style:font-size-complex="10pt"/>
    </style:style>
    <style:style style:name="T38" style:family="text">
      <style:text-properties fo:background-color="#efefef" loext:char-shading-value="0"/>
    </style:style>
    <style:style style:name="T39" style:family="text">
      <style:text-properties fo:color="#0000ff" style:font-name="Fira Code" fo:font-size="12pt" fo:font-weight="bold" fo:background-color="#efefef" loext:char-shading-value="0"/>
    </style:style>
    <style:style style:name="T40" style:family="text">
      <style:text-properties fo:color="#0000ff" style:font-name="Fira Code" fo:font-weight="bold" fo:background-color="#efefef" loext:char-shading-value="0"/>
    </style:style>
    <style:style style:name="T41" style:family="text">
      <style:text-properties fo:color="#0000ff" style:font-name="Fira Code" fo:font-size="10pt" fo:font-weight="bold" fo:background-color="#efefef" loext:char-shading-value="0" style:font-size-asian="10pt" style:font-size-complex="10pt"/>
    </style:style>
    <style:style style:name="T42" style:family="text">
      <style:text-properties fo:color="#0000ff" fo:font-weight="bold" fo:background-color="#efefef" loext:char-shading-value="0"/>
    </style:style>
    <style:style style:name="T43" style:family="text">
      <style:text-properties officeooo:rsid="000a145e"/>
    </style:style>
    <style:style style:name="T44" style:family="text">
      <style:text-properties fo:color="#000000" style:font-name="Fira Code" fo:font-size="11.3000001907349pt"/>
    </style:style>
    <style:style style:name="T45" style:family="text">
      <style:text-properties officeooo:rsid="000de104"/>
    </style:style>
    <style:style style:name="T46" style:family="text">
      <style:text-properties fo:color="#808080" style:font-name="Fira Code" fo:font-size="11.3000001907349pt"/>
    </style:style>
    <style:style style:name="T47" style:family="text">
      <style:text-properties fo:color="#4a86e8" style:font-name="Fira Code" fo:font-size="11.3000001907349pt"/>
    </style:style>
    <style:style style:name="T48" style:family="text">
      <style:text-properties officeooo:rsid="00102878"/>
    </style:style>
    <style:style style:name="T49" style:family="text">
      <style:text-properties officeooo:rsid="00123a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LiveData</text:p>
      <text:p text:style-name="Standard"><text:span text:style-name="T2">Redant Benjamin - FA</text:span><text:span text:style-name="T1"><text:line-break/>Date du TP</text:span></text:p>
      <text:h text:style-name="Heading_20_1" text:outline-level="1">Résumé </text:h>
      <text:p text:style-name="Standard">Présentez ici en 10 lignes maxi de quoi parle le TP, et ce qu’on apprend à y faire. Par exemple :</text:p>
      <text:p text:style-name="P14">Il est difficile de manipuler efficacement une donnée au travers des différents états du LifeCycle. La donnée étant baladée d’état en état, il devient vite fastidieux de réagir efficacement et de garantir l’état de notre donnée. La solution : Le LiveData, suivre notre donnée au travers du LifeCycle et pouvoir interagir avec elle.</text:p>
      <text:p text:style-name="Standard"><text:span text:style-name="T5">Dans ce TP, nous verrons comment </text:span><text:span text:style-name="T6">mettre en place du databinding grâce au LiveData.</text:span></text:p>
      <text:h text:style-name="Heading_20_1" text:outline-level="1">Pré-requis</text:h>
      <text:list xml:id="list491228816" text:style-name="WWNum1">
        <text:list-item>
          <text:p text:style-name="P33"><text:span text:style-name="T5">Savoir programmer une application Android </text:span><text:span text:style-name="T6">de base</text:span></text:p>
        </text:list-item>
      </text:list>
      <text:h text:style-name="Heading_20_1" text:outline-level="1">Code source</text:h>
      <text:p text:style-name="Standard">Code source <text:span text:style-name="T1">initial</text:span> : http://.... (URL…)</text:p>
      <text:p text:style-name="Standard">Code source <text:span text:style-name="T1">final</text:span> : http://...<text:bookmark text:name="_GoBack"/> (URL…)</text:p>
      <text:h text:style-name="Heading_20_1" text:outline-level="1">Explications du TP</text:h>
      <text:p text:style-name="P9"/>
      <text:p text:style-name="P11">Initialisation du projet :</text:p>
      <text:p text:style-name="P15">Tout d’abord, nous allons commencer par créer une nouvelle application, avec Android Studio. <text:line-break/>Créons ainsi une ‘Empty Activity’, appelons la ‘Databinding’ par exemple, et rendons la compatible avec Kotlin. </text:p>
      <text:p text:style-name="P9"/>
      <text:p text:style-name="P11"/>
      <text:p text:style-name="P30">Configuration du projet :</text:p>
      <text:p text:style-name="P10">Il est indispensable d’obtenir des dépendances nécessaire au fonctionnement du LiveData. Voici donc les dépendance que j’ai ajouté au projet pour le rendre compatible avec ce concept. Rendez vous dans le fichier build.gradle du dossier app et ajouter ceci :</text:p>
      <text:p text:style-name="P10"/>
      <text:p text:style-name="P2">dependencies {</text:p>
      <text:p text:style-name="P5"><text:s text:c="4"/><text:span text:style-name="T23">implementation fileTree(</text:span><text:span text:style-name="T30">dir</text:span><text:span text:style-name="T23">: </text:span><text:span text:style-name="T30">'libs'</text:span><text:span text:style-name="T23">, </text:span><text:span text:style-name="T30">include</text:span><text:span text:style-name="T23">: [</text:span><text:span text:style-name="T30">'*.jar'</text:span><text:span text:style-name="T23">])</text:span></text:p>
      <text:p text:style-name="P5"><text:s text:c="4"/><text:span text:style-name="T23">implementation</text:span><text:span text:style-name="T30">"org.jetbrains.kotlin:kotlin-stdlib-jdk7:</text:span><text:span text:style-name="T23">$kotlin_version</text:span><text:span text:style-name="T30">"</text:span></text:p>
      <text:p text:style-name="P5"><text:span text:style-name="T29"><text:s text:c="4"/></text:span><text:span text:style-name="T23">implementation </text:span><text:span text:style-name="T30">'androidx.appcompat:appcompat:1.0.0-rc02'</text:span></text:p>
      <text:p text:style-name="P5"><text:span text:style-name="T29"><text:s text:c="4"/></text:span><text:span text:style-name="T23">implementation </text:span><text:span text:style-name="T30">'android.arch.navigation:navigation-fragment-ktx:1.0.0-alpha05'</text:span></text:p>
      <text:p text:style-name="P5"><text:span text:style-name="T29"><text:s text:c="4"/></text:span><text:span text:style-name="T23">implementation </text:span><text:span text:style-name="T30">"android.arch.lifecycle:extensions:1.1.1"</text:span></text:p>
      <text:p text:style-name="P5"><text:span text:style-name="T29"><text:s text:c="4"/></text:span><text:span text:style-name="T23">implementation </text:span><text:span text:style-name="T30">'androidx.constraintlayout:constraintlayout:1.1.3'</text:span></text:p>
      <text:p text:style-name="P5"><text:span text:style-name="T29"><text:s text:c="4"/></text:span><text:span text:style-name="T23">implementation </text:span><text:span text:style-name="T30">'com.google.android.material:material:1.0.0-rc02'</text:span></text:p>
      <text:p text:style-name="P5"><text:span text:style-name="T29"><text:s text:c="4"/></text:span><text:span text:style-name="T23">testImplementation </text:span><text:span text:style-name="T30">'junit:junit:4.12'</text:span></text:p>
      <text:p text:style-name="P5"><text:span text:style-name="T29"><text:s text:c="4"/></text:span><text:span text:style-name="T23">androidTestImplementation </text:span><text:span text:style-name="T30">'androidx.test:runner:1.1.0-alpha4'</text:span></text:p>
      <text:p text:style-name="P5"><text:span text:style-name="T29"><text:s text:c="4"/></text:span><text:span text:style-name="T23">androidTestImplementation </text:span><text:span text:style-name="T30">'androidx.test.espresso:espresso-core:3.1.0-alpha4'</text:span></text:p>
      <text:p text:style-name="P6">}</text:p>
      <text:p text:style-name="P1"/>
      <text:p text:style-name="P10">Vous pouvez remarquer qu’il y a aussi la librairie material, elle permet juste d’embellir un minimum l’application, rien de nécessaire à son bon fonctionnement. Penser a synchroniser avec Gradle une fois ce bout de code ajouter.</text:p>
      <text:p text:style-name="P11"/>
      <text:p text:style-name="P30">Création des templates :</text:p>
      <text:p text:style-name="P16">Intéressons nous rapidement au fichier layout/activity_main.xml.</text:p>
      <text:p text:style-name="P10">Supprimez tout ce qu’il contient pour le moment. Nous allons ajouter le DataBinding depuis ce point. </text:p>
      <text:p text:style-name="P10">Nous allons créer un nouveau &lt;layout&gt; :</text:p>
      <text:p text:style-name="P3"><text:span text:style-name="T8">&lt;?</text:span><text:span text:style-name="T42">xml version</text:span><text:span text:style-name="T36">="1.0" </text:span><text:span text:style-name="T42">encoding</text:span><text:span text:style-name="T36">="utf-8"</text:span><text:span text:style-name="T8">?&gt;</text:span></text:p>
      <text:p text:style-name="P3"><text:span text:style-name="T38">&lt;</text:span><text:span text:style-name="T10">layout</text:span></text:p>
      <text:p text:style-name="P5"><text:span text:style-name="T11"><text:s text:c="4"/></text:span><text:span text:style-name="T39">xmlns:</text:span><text:span text:style-name="T17">android</text:span><text:span text:style-name="T31">="http://schemas.android.com/apk/res/android"</text:span></text:p>
      <text:p text:style-name="P5"><text:span text:style-name="T35"><text:s text:c="4"/></text:span><text:span text:style-name="T39">xmlns:</text:span><text:span text:style-name="T17">tools</text:span><text:span text:style-name="T31">="http://schemas.android.com/tools"</text:span></text:p>
      <text:p text:style-name="P8"><text:span text:style-name="T35"><text:s text:c="4"/></text:span><text:span text:style-name="T39">xmlns:</text:span><text:span text:style-name="T17">app</text:span><text:span text:style-name="T31">="</text:span><text:a xlink:type="simple" xlink:href="http://schemas.android.com/apk/res-auto" text:style-name="Internet_20_link" text:visited-style-name="Visited_20_Internet_20_Link"><text:span text:style-name="T39">http://schemas.android.com/apk/res-auto</text:span></text:a><text:span text:style-name="T31">"</text:span><text:span text:style-name="T26">&gt;</text:span></text:p>
      <text:p text:style-name="P8"><text:span text:style-name="T27">&lt;/</text:span><text:span text:style-name="T13">layout</text:span><text:span text:style-name="T27">&gt;</text:span></text:p>
      <text:p text:style-name="P12">Dans ce layout, nous allons ajouter 2 balises, la première &lt;data&gt; servira <text:span text:style-name="T43">à renseigner une liaison entre la vue et le modèle en tant que variable. La deuxième permettra d’y renseigner notre affichage.</text:span></text:p>
      <text:p text:style-name="P13"/>
      <text:p text:style-name="P13"/>
      <text:p text:style-name="P13">Pour les datas, nous n’allons ajouter qu’une seule variable, appelée ‘viewmodel’ que nous allons relier à une classe que nous allons créer plus tard.</text:p>
      <text:p text:style-name="P4"><text:span text:style-name="T38">&lt;</text:span><text:span text:style-name="T10">data</text:span><text:span text:style-name="T38">&gt;</text:span></text:p>
      <text:p text:style-name="P5"><text:s text:c="4"/><text:span text:style-name="T26">&lt;</text:span><text:span text:style-name="T12">variable</text:span></text:p>
      <text:p text:style-name="P5"><text:span text:style-name="T11"><text:s text:c="8"/></text:span><text:span text:style-name="T39">name</text:span><text:span text:style-name="T31">="viewmodel"</text:span></text:p>
      <text:p text:style-name="P5"><text:span text:style-name="T35"><text:s text:c="8"/></text:span><text:span text:style-name="T39">type</text:span><text:span text:style-name="T31">="</text:span><text:span text:style-name="T32">[chemin]</text:span><text:span text:style-name="T31">.MainViewModel"</text:span><text:span text:style-name="T26">/&gt;</text:span></text:p>
      <text:p text:style-name="P7"><text:span text:style-name="T38">&lt;/</text:span><text:span text:style-name="T10">data</text:span><text:span text:style-name="T38">&gt;</text:span></text:p>
      <text:p text:style-name="P13">Ensuite pour la partie présentation, nous allons ajouter un constraintLayout que nous allons alimenter avec différents boutons et champs. Cette étape est plutôt classique mais présente un élément notable. Il faut relier les variables à notre vue, pour cela il faudra faire une petite manipulation pour déterminer de quelle maniere relier nos données.</text:p>
      <text:p text:style-name="P35"><text:span text:style-name="T38">&lt;</text:span><text:span text:style-name="T10">androidx.constraintlayout.widget.ConstraintLayout</text:span></text:p>
      <text:p text:style-name="P43"><text:span text:style-name="T11"><text:s text:c="4"/></text:span><text:span text:style-name="T18">android</text:span><text:span text:style-name="T40">:layout_width</text:span><text:span text:style-name="T33">="match_parent"</text:span></text:p>
      <text:p text:style-name="P43"><text:span text:style-name="T35"><text:s text:c="4"/></text:span><text:span text:style-name="T18">android</text:span><text:span text:style-name="T40">:layout_height</text:span><text:span text:style-name="T33">="match_parent"</text:span></text:p>
      <text:p text:style-name="P43"><text:span text:style-name="T35"><text:s text:c="4"/></text:span><text:span text:style-name="T18">tools</text:span><text:span text:style-name="T40">:context</text:span><text:span text:style-name="T33">=".MainActivity"</text:span><text:span text:style-name="T28">&gt;</text:span></text:p>
      <text:p text:style-name="P43"><text:s text:c="4"/><text:span text:style-name="T28">&lt;</text:span><text:span text:style-name="T14">TextView</text:span></text:p>
      <text:p text:style-name="P43"><text:span text:style-name="T11"><text:s text:c="8"/></text:span><text:span text:style-name="T18">android</text:span><text:span text:style-name="T40">:id</text:span><text:span text:style-name="T33">="@+id/textView"</text:span></text:p>
      <text:p text:style-name="P43"><text:span text:style-name="T35"><text:s text:c="8"/></text:span><text:span text:style-name="T18">android</text:span><text:span text:style-name="T40">:layout_width</text:span><text:span text:style-name="T33">="wrap_content"</text:span></text:p>
      <text:p text:style-name="P43"><text:span text:style-name="T35"><text:s text:c="8"/></text:span><text:span text:style-name="T18">android</text:span><text:span text:style-name="T40">:layout_height</text:span><text:span text:style-name="T33">="wrap_content"</text:span></text:p>
      <text:p text:style-name="P43"><text:span text:style-name="T35"><text:s text:c="8"/></text:span><text:span text:style-name="T18">android</text:span><text:span text:style-name="T40">:text</text:span><text:span text:style-name="T33">="@{viewmodel.currentRandomFruitName}"</text:span></text:p>
      <text:p text:style-name="P43"><text:soft-page-break/><text:span text:style-name="T35"><text:s text:c="8"/></text:span><text:span text:style-name="T18">android</text:span><text:span text:style-name="T40">:textAppearance</text:span><text:span text:style-name="T33">="@style/TextAppearance.AppCompat.Display1"</text:span></text:p>
      <text:p text:style-name="P43"><text:span text:style-name="T35"><text:s text:c="8"/></text:span><text:span text:style-name="T18">app</text:span><text:span text:style-name="T40">:layout_constraintBottom_toBottomOf</text:span><text:span text:style-name="T33">="parent"</text:span></text:p>
      <text:p text:style-name="P43"><text:span text:style-name="T35"><text:s text:c="8"/></text:span><text:span text:style-name="T18">app</text:span><text:span text:style-name="T40">:layout_constraintEnd_toEndOf</text:span><text:span text:style-name="T33">="parent"</text:span></text:p>
      <text:p text:style-name="P43"><text:span text:style-name="T35"><text:s text:c="8"/></text:span><text:span text:style-name="T18">app</text:span><text:span text:style-name="T40">:layout_constraintLeft_toLeftOf</text:span><text:span text:style-name="T33">="parent"</text:span></text:p>
      <text:p text:style-name="P43"><text:span text:style-name="T35"><text:s text:c="8"/></text:span><text:span text:style-name="T18">app</text:span><text:span text:style-name="T40">:layout_constraintRight_toRightOf</text:span><text:span text:style-name="T33">="parent"</text:span></text:p>
      <text:p text:style-name="P43"><text:span text:style-name="T35"><text:s text:c="8"/></text:span><text:span text:style-name="T18">app</text:span><text:span text:style-name="T40">:layout_constraintStart_toStartOf</text:span><text:span text:style-name="T33">="parent"</text:span></text:p>
      <text:p text:style-name="P43"><text:span text:style-name="T35"><text:s text:c="8"/></text:span><text:span text:style-name="T18">app</text:span><text:span text:style-name="T40">:layout_constraintTop_toTopOf</text:span><text:span text:style-name="T33">="parent"</text:span></text:p>
      <text:p text:style-name="P43"><text:span text:style-name="T35"><text:s text:c="8"/></text:span><text:span text:style-name="T18">app</text:span><text:span text:style-name="T40">:layout_constraintVertical_bias</text:span><text:span text:style-name="T33">="0.12"</text:span></text:p>
      <text:p text:style-name="P43"><text:span text:style-name="T35"><text:s text:c="8"/></text:span><text:span text:style-name="T18">tools</text:span><text:span text:style-name="T40">:text</text:span><text:span text:style-name="T33">="Some random fruit" </text:span><text:span text:style-name="T28">/&gt;</text:span></text:p>
      <text:p text:style-name="P43"><text:s text:c="4"/><text:span text:style-name="T28">&lt;</text:span><text:span text:style-name="T14">Button</text:span></text:p>
      <text:p text:style-name="P43"><text:span text:style-name="T11"><text:s text:c="8"/></text:span><text:span text:style-name="T18">android</text:span><text:span text:style-name="T40">:id</text:span><text:span text:style-name="T33">="@+id/button"</text:span></text:p>
      <text:p text:style-name="P43"><text:span text:style-name="T35"><text:s text:c="8"/></text:span><text:span text:style-name="T18">android</text:span><text:span text:style-name="T40">:layout_width</text:span><text:span text:style-name="T33">="wrap_content"</text:span></text:p>
      <text:p text:style-name="P43"><text:span text:style-name="T35"><text:s text:c="8"/></text:span><text:span text:style-name="T18">android</text:span><text:span text:style-name="T40">:layout_height</text:span><text:span text:style-name="T33">="wrap_content"</text:span></text:p>
      <text:p text:style-name="P43"><text:span text:style-name="T35"><text:s text:c="8"/></text:span><text:span text:style-name="T18">android</text:span><text:span text:style-name="T40">:layout_marginTop</text:span><text:span text:style-name="T33">="8dp"</text:span></text:p>
      <text:p text:style-name="P43"><text:span text:style-name="T35"><text:s text:c="8"/></text:span><text:span text:style-name="T18">android</text:span><text:span text:style-name="T40">:layout_marginBottom</text:span><text:span text:style-name="T33">="8dp"</text:span></text:p>
      <text:p text:style-name="P43"><text:span text:style-name="T35"><text:s text:c="8"/></text:span><text:span text:style-name="T18">android</text:span><text:span text:style-name="T40">:onClick</text:span><text:span text:style-name="T33">="@{() -&gt; viewmodel.onChangeRandomFruitClick()}"</text:span></text:p>
      <text:p text:style-name="P43"><text:span text:style-name="T35"><text:s text:c="8"/></text:span><text:span text:style-name="T18">android</text:span><text:span text:style-name="T40">:text</text:span><text:span text:style-name="T33">="Change Fruit"</text:span></text:p>
      <text:p text:style-name="P43"><text:span text:style-name="T35"><text:s text:c="8"/></text:span><text:span text:style-name="T18">app</text:span><text:span text:style-name="T40">:layout_constraintBottom_toBottomOf</text:span><text:span text:style-name="T33">="parent"</text:span></text:p>
      <text:p text:style-name="P43"><text:span text:style-name="T35"><text:s text:c="8"/></text:span><text:span text:style-name="T18">app</text:span><text:span text:style-name="T40">:layout_constraintEnd_toEndOf</text:span><text:span text:style-name="T33">="parent"</text:span></text:p>
      <text:p text:style-name="P43"><text:span text:style-name="T35"><text:s text:c="8"/></text:span><text:span text:style-name="T18">app</text:span><text:span text:style-name="T40">:layout_constraintStart_toStartOf</text:span><text:span text:style-name="T33">="parent"</text:span></text:p>
      <text:p text:style-name="P43"><text:span text:style-name="T35"><text:s text:c="8"/></text:span><text:span text:style-name="T18">app</text:span><text:span text:style-name="T40">:layout_constraintTop_toBottomOf</text:span><text:span text:style-name="T33">="@+id/textView"</text:span></text:p>
      <text:p text:style-name="P43"><text:span text:style-name="T35"><text:s text:c="8"/></text:span><text:span text:style-name="T18">app</text:span><text:span text:style-name="T40">:layout_constraintVertical_bias</text:span><text:span text:style-name="T33">="0.0" </text:span><text:span text:style-name="T28">/&gt;</text:span></text:p>
      <text:p text:style-name="P43"><text:s text:c="4"/><text:span text:style-name="T28">&lt;</text:span><text:span text:style-name="T14">EditText</text:span></text:p>
      <text:p text:style-name="P43"><text:span text:style-name="T11"><text:s text:c="8"/></text:span><text:span text:style-name="T18">android</text:span><text:span text:style-name="T40">:id</text:span><text:span text:style-name="T33">="@+id/editText"</text:span></text:p>
      <text:p text:style-name="P43"><text:span text:style-name="T35"><text:s text:c="8"/></text:span><text:span text:style-name="T18">android</text:span><text:span text:style-name="T40">:layout_width</text:span><text:span text:style-name="T33">="0dp"</text:span></text:p>
      <text:p text:style-name="P43"><text:span text:style-name="T35"><text:s text:c="8"/></text:span><text:span text:style-name="T18">android</text:span><text:span text:style-name="T40">:layout_height</text:span><text:span text:style-name="T33">="wrap_content"</text:span></text:p>
      <text:p text:style-name="P43"><text:span text:style-name="T35"><text:s text:c="8"/></text:span><text:span text:style-name="T18">android</text:span><text:span text:style-name="T40">:layout_marginStart</text:span><text:span text:style-name="T33">="8dp"</text:span></text:p>
      <text:p text:style-name="P43"><text:span text:style-name="T35"><text:s text:c="8"/></text:span><text:span text:style-name="T18">android</text:span><text:span text:style-name="T40">:layout_marginTop</text:span><text:span text:style-name="T33">="8dp"</text:span></text:p>
      <text:p text:style-name="P43"><text:span text:style-name="T35"><text:s text:c="8"/></text:span><text:span text:style-name="T18">android</text:span><text:span text:style-name="T40">:layout_marginEnd</text:span><text:span text:style-name="T33">="8dp"</text:span></text:p>
      <text:p text:style-name="P43"><text:span text:style-name="T35"><text:s text:c="8"/></text:span><text:span text:style-name="T18">android</text:span><text:span text:style-name="T40">:layout_marginBottom</text:span><text:span text:style-name="T33">="8dp"</text:span></text:p>
      <text:p text:style-name="P43"><text:span text:style-name="T35"><text:s text:c="8"/></text:span><text:span text:style-name="T18">android</text:span><text:span text:style-name="T40">:hint</text:span><text:span text:style-name="T33">="Enter a fruit name"</text:span></text:p>
      <text:p text:style-name="P43"><text:span text:style-name="T35"><text:s text:c="8"/></text:span><text:span text:style-name="T18">android</text:span><text:span text:style-name="T40">:text</text:span><text:span text:style-name="T33">="@={viewmodel.editTextContent}"</text:span></text:p>
      <text:p text:style-name="P43"><text:span text:style-name="T35"><text:s text:c="8"/></text:span><text:span text:style-name="T18">app</text:span><text:span text:style-name="T40">:layout_constraintBottom_toBottomOf</text:span><text:span text:style-name="T33">="parent"</text:span></text:p>
      <text:p text:style-name="P43"><text:span text:style-name="T35"><text:s text:c="8"/></text:span><text:span text:style-name="T18">app</text:span><text:span text:style-name="T40">:layout_constraintEnd_toEndOf</text:span><text:span text:style-name="T33">="parent"</text:span></text:p>
      <text:p text:style-name="P43"><text:span text:style-name="T35"><text:s text:c="8"/></text:span><text:span text:style-name="T18">app</text:span><text:span text:style-name="T40">:layout_constraintHorizontal_bias</text:span><text:span text:style-name="T33">="0.491"</text:span></text:p>
      <text:p text:style-name="P43"><text:span text:style-name="T35"><text:s text:c="8"/></text:span><text:span text:style-name="T18">app</text:span><text:span text:style-name="T40">:layout_constraintStart_toStartOf</text:span><text:span text:style-name="T33">="parent"</text:span></text:p>
      <text:p text:style-name="P43"><text:span text:style-name="T35"><text:s text:c="8"/></text:span><text:span text:style-name="T18">app</text:span><text:span text:style-name="T40">:layout_constraintTop_toBottomOf</text:span><text:span text:style-name="T33">="@+id/button"</text:span></text:p>
      <text:p text:style-name="P43"><text:span text:style-name="T35"><text:s text:c="8"/></text:span><text:span text:style-name="T18">app</text:span><text:span text:style-name="T40">:layout_constraintVertical_bias</text:span><text:span text:style-name="T33">="0.19"</text:span></text:p>
      <text:p text:style-name="P43"><text:span text:style-name="T35"><text:s text:c="8"/></text:span><text:span text:style-name="T18">app</text:span><text:span text:style-name="T40">:layout_constraintWidth_percent</text:span><text:span text:style-name="T33">="0.8" </text:span><text:span text:style-name="T28">/&gt;</text:span></text:p>
      <text:p text:style-name="P43"><text:s text:c="4"/><text:span text:style-name="T28">&lt;</text:span><text:span text:style-name="T14">Button</text:span></text:p>
      <text:p text:style-name="P43"><text:span text:style-name="T11"><text:s text:c="8"/></text:span><text:span text:style-name="T18">android</text:span><text:span text:style-name="T40">:id</text:span><text:span text:style-name="T33">="@+id/button2"</text:span></text:p>
      <text:p text:style-name="P43"><text:span text:style-name="T35"><text:s text:c="8"/></text:span><text:span text:style-name="T18">android</text:span><text:span text:style-name="T40">:layout_width</text:span><text:span text:style-name="T33">="wrap_content"</text:span></text:p>
      <text:p text:style-name="P43"><text:span text:style-name="T35"><text:s text:c="8"/></text:span><text:span text:style-name="T18">android</text:span><text:span text:style-name="T40">:layout_height</text:span><text:span text:style-name="T33">="wrap_content"</text:span></text:p>
      <text:p text:style-name="P43"><text:span text:style-name="T35"><text:s text:c="8"/></text:span><text:span text:style-name="T18">android</text:span><text:span text:style-name="T40">:layout_marginStart</text:span><text:span text:style-name="T33">="8dp"</text:span></text:p>
      <text:p text:style-name="P43"><text:span text:style-name="T35"><text:s text:c="8"/></text:span><text:span text:style-name="T18">android</text:span><text:span text:style-name="T40">:layout_marginTop</text:span><text:span text:style-name="T33">="8dp"</text:span></text:p>
      <text:p text:style-name="P43"><text:span text:style-name="T35"><text:s text:c="8"/></text:span><text:span text:style-name="T18">android</text:span><text:span text:style-name="T40">:layout_marginEnd</text:span><text:span text:style-name="T33">="8dp"</text:span></text:p>
      <text:p text:style-name="P43"><text:span text:style-name="T35"><text:s text:c="8"/></text:span><text:span text:style-name="T18">android</text:span><text:span text:style-name="T40">:layout_marginBottom</text:span><text:span text:style-name="T33">="8dp"</text:span></text:p>
      <text:p text:style-name="P43"><text:span text:style-name="T35"><text:s text:c="8"/></text:span><text:span text:style-name="T18">android</text:span><text:span text:style-name="T40">:text</text:span><text:span text:style-name="T33">="Display EditText Content"</text:span></text:p>
      <text:p text:style-name="P43"><text:span text:style-name="T35"><text:s text:c="8"/></text:span><text:span text:style-name="T18">android</text:span><text:span text:style-name="T40">:onClick</text:span><text:span text:style-name="T33">="@{() -&gt; viewmodel.onDisplayEditTextContentClick()}"</text:span></text:p>
      <text:p text:style-name="P43"><text:span text:style-name="T35"><text:s text:c="8"/></text:span><text:span text:style-name="T18">app</text:span><text:span text:style-name="T40">:layout_constraintBottom_toBottomOf</text:span><text:span text:style-name="T33">="parent"</text:span></text:p>
      <text:p text:style-name="P43"><text:soft-page-break/><text:span text:style-name="T35"><text:s text:c="8"/></text:span><text:span text:style-name="T18">app</text:span><text:span text:style-name="T40">:layout_constraintEnd_toEndOf</text:span><text:span text:style-name="T33">="parent"</text:span></text:p>
      <text:p text:style-name="P43"><text:span text:style-name="T35"><text:s text:c="8"/></text:span><text:span text:style-name="T18">app</text:span><text:span text:style-name="T40">:layout_constraintStart_toStartOf</text:span><text:span text:style-name="T33">="parent"</text:span></text:p>
      <text:p text:style-name="P43"><text:span text:style-name="T35"><text:s text:c="8"/></text:span><text:span text:style-name="T18">app</text:span><text:span text:style-name="T40">:layout_constraintTop_toBottomOf</text:span><text:span text:style-name="T33">="@+id/editText"</text:span></text:p>
      <text:p text:style-name="P43"><text:span text:style-name="T35"><text:s text:c="8"/></text:span><text:span text:style-name="T18">app</text:span><text:span text:style-name="T40">:layout_constraintVertical_bias</text:span><text:span text:style-name="T33">="0.0" </text:span><text:span text:style-name="T28">/&gt;</text:span></text:p>
      <text:p text:style-name="P43"><text:s text:c="4"/><text:span text:style-name="T28">&lt;</text:span><text:span text:style-name="T14">TextView</text:span></text:p>
      <text:p text:style-name="P43"><text:span text:style-name="T11"><text:s text:c="8"/></text:span><text:span text:style-name="T18">android</text:span><text:span text:style-name="T40">:layout_width</text:span><text:span text:style-name="T33">="wrap_content"</text:span></text:p>
      <text:p text:style-name="P43"><text:span text:style-name="T35"><text:s text:c="8"/></text:span><text:span text:style-name="T18">android</text:span><text:span text:style-name="T40">:layout_height</text:span><text:span text:style-name="T33">="wrap_content"</text:span></text:p>
      <text:p text:style-name="P43"><text:span text:style-name="T35"><text:s text:c="8"/></text:span><text:span text:style-name="T18">android</text:span><text:span text:style-name="T40">:layout_marginStart</text:span><text:span text:style-name="T33">="8dp"</text:span></text:p>
      <text:p text:style-name="P43"><text:span text:style-name="T35"><text:s text:c="8"/></text:span><text:span text:style-name="T18">android</text:span><text:span text:style-name="T40">:layout_marginTop</text:span><text:span text:style-name="T33">="8dp"</text:span></text:p>
      <text:p text:style-name="P43"><text:span text:style-name="T35"><text:s text:c="8"/></text:span><text:span text:style-name="T18">android</text:span><text:span text:style-name="T40">:layout_marginEnd</text:span><text:span text:style-name="T33">="8dp"</text:span></text:p>
      <text:p text:style-name="P43"><text:span text:style-name="T35"><text:s text:c="8"/></text:span><text:span text:style-name="T18">android</text:span><text:span text:style-name="T40">:layout_marginBottom</text:span><text:span text:style-name="T33">="8dp"</text:span></text:p>
      <text:p text:style-name="P43"><text:span text:style-name="T35"><text:s text:c="8"/></text:span><text:span text:style-name="T18">android</text:span><text:span text:style-name="T40">:textAppearance</text:span><text:span text:style-name="T33">="@style/TextAppearance.AppCompat.Display1"</text:span></text:p>
      <text:p text:style-name="P43"><text:span text:style-name="T35"><text:s text:c="8"/></text:span><text:span text:style-name="T18">android</text:span><text:span text:style-name="T40">:text</text:span><text:span text:style-name="T33">="@{viewmodel.displayedEditTextContent}"</text:span></text:p>
      <text:p text:style-name="P43"><text:span text:style-name="T35"><text:s text:c="8"/></text:span><text:span text:style-name="T18">tools</text:span><text:span text:style-name="T40">:text</text:span><text:span text:style-name="T33">="Content of EditText"</text:span></text:p>
      <text:p text:style-name="P43"><text:span text:style-name="T35"><text:s text:c="8"/></text:span><text:span text:style-name="T18">app</text:span><text:span text:style-name="T40">:layout_constraintBottom_toTopOf</text:span><text:span text:style-name="T33">="@+id/button3"</text:span></text:p>
      <text:p text:style-name="P43"><text:span text:style-name="T35"><text:s text:c="8"/></text:span><text:span text:style-name="T18">app</text:span><text:span text:style-name="T40">:layout_constraintEnd_toEndOf</text:span><text:span text:style-name="T33">="parent"</text:span></text:p>
      <text:p text:style-name="P43"><text:span text:style-name="T35"><text:s text:c="8"/></text:span><text:span text:style-name="T18">app</text:span><text:span text:style-name="T40">:layout_constraintHorizontal_bias</text:span><text:span text:style-name="T33">="0.501"</text:span></text:p>
      <text:p text:style-name="P43"><text:span text:style-name="T35"><text:s text:c="8"/></text:span><text:span text:style-name="T18">app</text:span><text:span text:style-name="T40">:layout_constraintStart_toStartOf</text:span><text:span text:style-name="T33">="parent"</text:span></text:p>
      <text:p text:style-name="P43"><text:span text:style-name="T35"><text:s text:c="8"/></text:span><text:span text:style-name="T18">app</text:span><text:span text:style-name="T40">:layout_constraintTop_toBottomOf</text:span><text:span text:style-name="T33">="@+id/button2" </text:span><text:span text:style-name="T28">/&gt;</text:span></text:p>
      <text:p text:style-name="P43"><text:s text:c="4"/><text:span text:style-name="T28">&lt;</text:span><text:span text:style-name="T14">Button</text:span></text:p>
      <text:p text:style-name="P43"><text:span text:style-name="T11"><text:s text:c="8"/></text:span><text:span text:style-name="T18">android</text:span><text:span text:style-name="T40">:id</text:span><text:span text:style-name="T33">="@+id/button3"</text:span></text:p>
      <text:p text:style-name="P43"><text:span text:style-name="T35"><text:s text:c="8"/></text:span><text:span text:style-name="T18">android</text:span><text:span text:style-name="T40">:layout_width</text:span><text:span text:style-name="T33">="wrap_content"</text:span></text:p>
      <text:p text:style-name="P43"><text:span text:style-name="T35"><text:s text:c="8"/></text:span><text:span text:style-name="T18">android</text:span><text:span text:style-name="T40">:layout_height</text:span><text:span text:style-name="T33">="wrap_content"</text:span></text:p>
      <text:p text:style-name="P43"><text:span text:style-name="T35"><text:s text:c="8"/></text:span><text:span text:style-name="T18">android</text:span><text:span text:style-name="T40">:layout_marginStart</text:span><text:span text:style-name="T33">="8dp"</text:span></text:p>
      <text:p text:style-name="P43"><text:span text:style-name="T35"><text:s text:c="8"/></text:span><text:span text:style-name="T18">android</text:span><text:span text:style-name="T40">:layout_marginTop</text:span><text:span text:style-name="T33">="8dp"</text:span></text:p>
      <text:p text:style-name="P43"><text:span text:style-name="T35"><text:s text:c="8"/></text:span><text:span text:style-name="T18">android</text:span><text:span text:style-name="T40">:layout_marginEnd</text:span><text:span text:style-name="T33">="8dp"</text:span></text:p>
      <text:p text:style-name="P43"><text:span text:style-name="T35"><text:s text:c="8"/></text:span><text:span text:style-name="T18">android</text:span><text:span text:style-name="T40">:layout_marginBottom</text:span><text:span text:style-name="T33">="8dp"</text:span></text:p>
      <text:p text:style-name="P43"><text:span text:style-name="T35"><text:s text:c="8"/></text:span><text:span text:style-name="T40">style</text:span><text:span text:style-name="T33">="@style/Widget.MaterialComponents.Button.OutlinedButton"</text:span></text:p>
      <text:p text:style-name="P43"><text:span text:style-name="T35"><text:s text:c="8"/></text:span><text:span text:style-name="T18">android</text:span><text:span text:style-name="T40">:text</text:span><text:span text:style-name="T33">="Select random fruit for EditText"</text:span></text:p>
      <text:p text:style-name="P43"><text:span text:style-name="T35"><text:s text:c="8"/></text:span><text:span text:style-name="T18">android</text:span><text:span text:style-name="T40">:onClick</text:span><text:span text:style-name="T33">="@{() -&gt; viewmodel.onSelectRandomEditTextFruit()}"</text:span></text:p>
      <text:p text:style-name="P43"><text:span text:style-name="T35"><text:s text:c="8"/></text:span><text:span text:style-name="T18">app</text:span><text:span text:style-name="T40">:layout_constraintBottom_toBottomOf</text:span><text:span text:style-name="T33">="parent"</text:span></text:p>
      <text:p text:style-name="P43"><text:span text:style-name="T35"><text:s text:c="8"/></text:span><text:span text:style-name="T18">app</text:span><text:span text:style-name="T40">:layout_constraintEnd_toEndOf</text:span><text:span text:style-name="T33">="parent"</text:span></text:p>
      <text:p text:style-name="P43"><text:span text:style-name="T35"><text:s text:c="8"/></text:span><text:span text:style-name="T18">app</text:span><text:span text:style-name="T40">:layout_constraintHorizontal_bias</text:span><text:span text:style-name="T33">="0.511"</text:span></text:p>
      <text:p text:style-name="P43"><text:span text:style-name="T35"><text:s text:c="8"/></text:span><text:span text:style-name="T18">app</text:span><text:span text:style-name="T40">:layout_constraintStart_toStartOf</text:span><text:span text:style-name="T33">="parent"</text:span></text:p>
      <text:p text:style-name="P43"><text:span text:style-name="T35"><text:s text:c="8"/></text:span><text:span text:style-name="T18">app</text:span><text:span text:style-name="T40">:layout_constraintTop_toBottomOf</text:span><text:span text:style-name="T33">="@+id/button2"</text:span></text:p>
      <text:p text:style-name="P43"><text:span text:style-name="T35"><text:s text:c="8"/></text:span><text:span text:style-name="T18">app</text:span><text:span text:style-name="T40">:layout_constraintVertical_bias</text:span><text:span text:style-name="T33">="0.475" </text:span><text:span text:style-name="T28">/&gt;</text:span></text:p>
      <text:p text:style-name="P48"><text:span text:style-name="T38">&lt;/</text:span><text:span text:style-name="T10">androidx.constraintlayout.widget.ConstraintLayout</text:span><text:span text:style-name="T38">&gt;</text:span></text:p>
      <text:p text:style-name="P18"/>
      <text:p text:style-name="P19">Il y trois élements importants pour relier notre variable et notre vue :</text:p>
      <text:p text:style-name="P19">Le one-way DataBinding :</text:p>
      <text:p text:style-name="P44"><text:span text:style-name="T35"><text:s text:c="8"/></text:span><text:span text:style-name="T18">android</text:span><text:span text:style-name="T40">:text</text:span><text:span text:style-name="T33">="@{viewmodel.displayedEditTextContent}"</text:span></text:p>
      <text:p text:style-name="P10"/>
      <text:p text:style-name="P19">L’annotation @{variable} permet de lire ou écrire, selon le contexte, le contenu de notre variable. Dans le cas présent, on affiche le contenu de notre variable.</text:p>
      <text:p text:style-name="P19"/>
      <text:p text:style-name="P19"><text:soft-page-break/>Le Two-Way DataBinding :</text:p>
      <text:p text:style-name="P19"><text:tab/><text:span text:style-name="T37"> <text:s text:c="7"/></text:span><text:span text:style-name="T19">android</text:span><text:span text:style-name="T41">:text</text:span><text:span text:style-name="T34">="@={viewmodel.editTextContent}"</text:span></text:p>
      <text:p text:style-name="P19">Très similaire à la précédente, @={variable} permet cependant de lire et écrire une variable dans le même temps. Ici, dans le cadre d’un champs modifiable, la valeur affichée est bien notre variable, donc si la variable change le texte change aussi. Mais si on modifie notre texte dans notre vue, notre variable en sera aussi impactée. Le changement est écouté des deux côtés. </text:p>
      <text:p text:style-name="P20">Relier une fonction à une vue :</text:p>
      <text:p text:style-name="P45"><text:span text:style-name="T35"><text:s text:c="8"/></text:span><text:span text:style-name="T18">android</text:span><text:span text:style-name="T40">:onClick</text:span><text:span text:style-name="T33">="@{() -&gt; viewmodel.onSelectRandomEditTextFruit()}"</text:span></text:p>
      <text:p text:style-name="P20"/>
      <text:p text:style-name="P20">Rapidement, on relie ici une variable en one-way, donc en lecture dans le cas présent, @{() → fonctionVariable}. Cependant cette variable fait en réalité réference à une fonction, de cette manière, le onClick va déclencher directement une méthode souhaité.</text:p>
      <text:p text:style-name="P20"/>
      <text:p text:style-name="P21"/>
      <text:p text:style-name="P29">Configuration d’un faux repository :</text:p>
      <text:p text:style-name="P23">Afin d’être dans un cadre semblable à la réalité mais par soucis de simplicity, nous allons créer une classe qui nous permettra de simuler une arrivée de donnée, semblable à ce qui pourrait se retrouver dans un projet plus ambitieux.</text:p>
      <text:p text:style-name="P23">Créons ainsi un nouvel Objet, ‘FakeRepository’.</text:p>
      <text:p text:style-name="P23">Dans ce dernier, ajoutons une liste de fruits par exemple, cela représentera notre fausse base de donnée.</text:p>
      <text:p text:style-name="P37"><text:span text:style-name="T9">private val </text:span><text:span text:style-name="T22">fruitNames</text:span>: List&lt;String&gt; = <text:span text:style-name="T4">listOf</text:span>(</text:p>
      <text:p text:style-name="P5"><text:s text:c="8"/><text:span text:style-name="T30">"Apple"</text:span><text:span text:style-name="T23">, </text:span><text:span text:style-name="T30">"Banana"</text:span><text:span text:style-name="T23">, </text:span><text:span text:style-name="T30">"Orange"</text:span><text:span text:style-name="T23">, </text:span><text:span text:style-name="T30">"Kiwi"</text:span><text:span text:style-name="T23">, </text:span><text:span text:style-name="T30">"Grapes"</text:span><text:span text:style-name="T23">, </text:span><text:span text:style-name="T30">"Fig"</text:span><text:span text:style-name="T23">,</text:span></text:p>
      <text:p text:style-name="P5"><text:s text:c="8"/><text:span text:style-name="T30">"Pear"</text:span><text:span text:style-name="T23">, </text:span><text:span text:style-name="T30">"Strawberry"</text:span><text:span text:style-name="T23">, </text:span><text:span text:style-name="T30">"Gooseberry"</text:span><text:span text:style-name="T23">, </text:span><text:span text:style-name="T30">"Raspberry"</text:span></text:p>
      <text:p text:style-name="P6">)</text:p>
      <text:p text:style-name="P23">Nous allons créer une variable pour connaître le fruit sélectionné.</text:p>
      <text:p text:style-name="P37"><text:span text:style-name="T9">private val </text:span><text:span text:style-name="T22">_currentRandomFruitName </text:span>= MutableLiveData&lt;String&gt;()</text:p>
      <text:p text:style-name="P36"><text:span text:style-name="T9">val </text:span><text:span text:style-name="T22">currentRandomFruitName</text:span>: LiveData&lt;String&gt;</text:p>
      <text:p text:style-name="P51"><text:s text:c="4"/><text:span text:style-name="T15">get</text:span><text:span text:style-name="T23">() = </text:span><text:span text:style-name="T20">_currentRandomFruitName</text:span></text:p>
      <text:p text:style-name="P23"/>
      <text:p text:style-name="P23">_currentRandomFruitName sera alors notre variable contenant notre information, mais <text:s/>afin d’éviter qu’elle ne soit modifiée et exposée à l’exterieur, nous la mettons en private, et allons chercher sa valeur au travers de currentRandomFruitName, qui du coup, ne peut interagir qu’en lecture sur notre variable.</text:p>
      <text:p text:style-name="P24">Ajoutons quelques fonctionnalités à ce repository, comme une séléction aléatoire de fruit, une fonction de modification et une initialisation :</text:p>
      <text:p text:style-name="P38"><text:span text:style-name="T9">init </text:span>{</text:p>
      <text:p text:style-name="P5"><text:s text:c="4"/><text:span text:style-name="T20">_currentRandomFruitName</text:span><text:span text:style-name="T23">.</text:span><text:span text:style-name="T21">value </text:span><text:span text:style-name="T23">= </text:span><text:span text:style-name="T20">fruitNames</text:span><text:span text:style-name="T23">.</text:span><text:span text:style-name="T25">first</text:span><text:span text:style-name="T23">()</text:span></text:p>
      <text:p text:style-name="P36">}</text:p>
      <text:p text:style-name="P36"><text:span text:style-name="T9">fun </text:span>getRandomFruitName(): String {</text:p>
      <text:p text:style-name="P5"><text:s text:c="4"/><text:span text:style-name="T15">val </text:span><text:span text:style-name="T23">random = Random()</text:span></text:p>
      <text:p text:style-name="P5"><text:s text:c="4"/><text:span text:style-name="T15">return </text:span><text:span text:style-name="T20">fruitNames</text:span><text:span text:style-name="T23">[random.nextInt(</text:span><text:span text:style-name="T20">fruitNames</text:span><text:span text:style-name="T23">.</text:span><text:span text:style-name="T20">size</text:span><text:span text:style-name="T23">)]</text:span></text:p>
      <text:p text:style-name="P36">}</text:p>
      <text:p text:style-name="P36"><text:span text:style-name="T9">fun </text:span>changeCurrentRandomFruitName() {</text:p>
      <text:p text:style-name="P5"><text:s text:c="4"/><text:span text:style-name="T20">_currentRandomFruitName</text:span><text:span text:style-name="T23">.</text:span><text:span text:style-name="T21">value </text:span><text:span text:style-name="T23">= getRandomFruitName()</text:span></text:p>
      <text:p text:style-name="P50">}</text:p>
      <text:p text:style-name="P11"/>
      <text:p text:style-name="P30">Initialisation du <text:span text:style-name="T45">ViewModel </text:span>:</text:p>
      <text:p text:style-name="P15"/>
      <text:p text:style-name="P27">Créons une classe MainViewModel. Faisons la hérité de ViewModel :</text:p>
      <text:p text:style-name="P46"><text:span text:style-name="T15">class </text:span><text:span text:style-name="T44">MainViewModel : ViewModel() </text:span><text:span text:style-name="T46">{}</text:span></text:p>
      <text:p text:style-name="P46"/>
      <text:p text:style-name="P27">Ajoutons notre variable currentRandomFruitName qui ira chercher simplement notre variable dans notre repository :</text:p>
      <text:p text:style-name="P40"><text:span text:style-name="T9">val </text:span><text:span text:style-name="T22">currentRandomFruitName</text:span>: LiveData&lt;String&gt;</text:p>
      <text:p text:style-name="P51"><text:s text:c="4"/><text:span text:style-name="T15">get</text:span><text:span text:style-name="T23">() = FakeRepository.</text:span><text:span text:style-name="T20">currentRandomFruitName</text:span></text:p>
      <text:p text:style-name="P27">De la même maniere, créons la fonction pour acceder à notre fonction changeCurrentRandomFruitName()</text:p>
      <text:p text:style-name="P40"><text:span text:style-name="T9">fun </text:span>onChangeRandomFruitClick() = FakeRepository.changeCurrentRandomFruitName()</text:p>
      <text:p text:style-name="P27"/>
      <text:p text:style-name="P27">Ensuite, créons notre variable pour le two-data binding, ‘editTextContent’.</text:p>
      <text:p text:style-name="P47">@Bindable</text:p>
      <text:p text:style-name="P6"><text:span text:style-name="T9">val </text:span><text:span text:style-name="T22">editTextContent </text:span>= MutableLiveData&lt;String&gt;()</text:p>
      <text:p text:style-name="P27">Le @Bindable permet de différencier le simple One-Way DataBinding du Two-Way DataBinding.</text:p>
      <text:p text:style-name="P28">Ensuite, pour l’exemple, créons l’équivalent en one-way DataBinding, uniquement en lecture.</text:p>
      <text:p text:style-name="P41"><text:span text:style-name="T9">private val </text:span><text:span text:style-name="T22">_displayedEditTextContent </text:span>= MutableLiveData&lt;String&gt;()</text:p>
      <text:p text:style-name="P36"><text:span text:style-name="T9">val </text:span><text:span text:style-name="T22">displayedEditTextContent</text:span>: LiveData&lt;String&gt;</text:p>
      <text:p text:style-name="P51"><text:s text:c="4"/><text:span text:style-name="T15">get</text:span><text:span text:style-name="T23">() = </text:span><text:span text:style-name="T20">_displayedEditTextContent</text:span></text:p>
      <text:p text:style-name="P28">Ensuite et pour finir avec notre MainViewModel, créons les deux fonctions permettant l’édition de nos variables :</text:p>
      <text:p text:style-name="P41"><text:span text:style-name="T9">fun </text:span>onDisplayEditTextContentClick() {</text:p>
      <text:p text:style-name="P5"><text:s text:c="4"/><text:span text:style-name="T20">_displayedEditTextContent</text:span><text:span text:style-name="T23">.</text:span><text:span text:style-name="T21">value </text:span><text:span text:style-name="T23">= </text:span><text:span text:style-name="T20">editTextContent</text:span><text:span text:style-name="T23">.</text:span><text:span text:style-name="T21">value</text:span></text:p>
      <text:p text:style-name="P36">}</text:p>
      <text:p text:style-name="P36"><text:span text:style-name="T9">fun </text:span>onSelectRandomEditTextFruit() {</text:p>
      <text:p text:style-name="P5"><text:s text:c="4"/><text:span text:style-name="T20">editTextContent</text:span><text:span text:style-name="T23">.</text:span><text:span text:style-name="T21">value </text:span><text:span text:style-name="T23">= FakeRepository.getRandomFruitName()</text:span></text:p>
      <text:p text:style-name="P6">}</text:p>
      <text:p text:style-name="P28"><text:span text:style-name="T3"/></text:p>
      <text:p text:style-name="P32"><text:span text:style-name="T3">Initialisation de MainActivity :</text:span></text:p>
      <text:p text:style-name="P25">Cette partie étant très technique et plus en lien avec le MVVM, je vais passer rapidement dessus. Notez cependant qu’il existe bien un lien force entre notre Activity et le LifeCycle :</text:p>
      <text:p text:style-name="P39"><text:span text:style-name="T9">class </text:span>MainActivity : AppCompatActivity() {</text:p>
      <text:p text:style-name="P5"><text:s text:c="4"/><text:span text:style-name="T15">override fun </text:span><text:span text:style-name="T23">onCreate(savedInstanceState: Bundle?) {</text:span></text:p>
      <text:p text:style-name="P5"><text:s text:c="8"/><text:span text:style-name="T15">super</text:span><text:span text:style-name="T23">.onCreate(savedInstanceState)</text:span></text:p>
      <text:p text:style-name="P5"><text:s text:c="8"/><text:span text:style-name="T23">setContentView(R.layout.</text:span><text:span text:style-name="T21">activity_main</text:span><text:span text:style-name="T23">)</text:span></text:p>
      <text:p text:style-name="P5"><text:s text:c="8"/><text:span text:style-name="T15">val </text:span><text:span text:style-name="T23">mainViewModel = ViewModelProviders.of(</text:span><text:span text:style-name="T15">this</text:span><text:span text:style-name="T23">)</text:span></text:p>
      <text:p text:style-name="P5"><text:s text:c="16"/><text:span text:style-name="T23">.get(MainViewModel::</text:span><text:span text:style-name="T15">class</text:span><text:span text:style-name="T23">.</text:span><text:span text:style-name="T21">java</text:span><text:span text:style-name="T23">)</text:span></text:p>
      <text:p text:style-name="P5"><text:s text:c="8"/><text:span text:style-name="T23">DataBindingUtil.setContentView&lt;ActivityMainBinding&gt;(</text:span></text:p>
      <text:p text:style-name="P5"><text:s text:c="16"/><text:span text:style-name="T15">this</text:span><text:span text:style-name="T23">, R.layout.</text:span><text:span text:style-name="T21">activity_main</text:span></text:p>
      <text:p text:style-name="P5"><text:span text:style-name="T16"><text:s text:c="8"/></text:span><text:span text:style-name="T23">).</text:span><text:span text:style-name="T25">apply </text:span><text:span text:style-name="T24">{</text:span></text:p>
      <text:p text:style-name="P5"><text:s text:c="12"/><text:span text:style-name="T15">this</text:span><text:span text:style-name="T23">.setLifecycleOwner(</text:span><text:span text:style-name="T15">this</text:span><text:span text:style-name="T47">@MainActivity</text:span><text:span text:style-name="T23">)</text:span></text:p>
      <text:p text:style-name="P5"><text:s text:c="12"/><text:span text:style-name="T15">this</text:span><text:span text:style-name="T23">.</text:span><text:span text:style-name="T21">viewmodel </text:span><text:span text:style-name="T23">= mainViewModel</text:span></text:p>
      <text:p text:style-name="P5"><text:s text:c="8"/><text:span text:style-name="T24">}</text:span></text:p>
      <text:p text:style-name="P5"><text:s text:c="8"/><text:span text:style-name="T23">mainViewModel.</text:span><text:span text:style-name="T20">editTextContent</text:span><text:span text:style-name="T23">.observe(</text:span><text:span text:style-name="T15">this</text:span><text:span text:style-name="T23">, </text:span><text:span text:style-name="T25">Observer </text:span><text:span text:style-name="T24">{</text:span></text:p>
      <text:p text:style-name="P5"><text:s text:c="12"/><text:span text:style-name="T23">Toast.makeText(</text:span><text:span text:style-name="T15">this</text:span><text:span text:style-name="T23">, </text:span><text:span text:style-name="T24">it</text:span><text:span text:style-name="T23">, Toast.</text:span><text:span text:style-name="T21">LENGTH_SHORT</text:span><text:span text:style-name="T23">).show()</text:span></text:p>
      <text:p text:style-name="P5"><text:s text:c="8"/><text:span text:style-name="T24">}</text:span><text:span text:style-name="T23">)</text:span></text:p>
      <text:p text:style-name="P5"><text:s text:c="4"/><text:span text:style-name="T23">}</text:span></text:p>
      <text:p text:style-name="P6">}</text:p>
      <text:p text:style-name="P25">Ce bout de code permet de relier notre MainViewModel <text:span text:style-name="T48">et notre layout activity_main </text:span>au LifeCycle de MainActivity, et d’afficher le contenu de ediTextContent sous forme de Toasts.</text:p>
      <text:p text:style-name="P25"/>
      <text:p text:style-name="P26"/>
      <text:p text:style-name="P31">Fini !</text:p>
      <text:p text:style-name="P26">Vous voilà donc avec une application prête à illustrer le livedata.</text:p>
      <text:p text:style-name="P26">Vous pouvez constater en appuyant sur Change Fruit que la variable est bien modifiée, en one-way donc.</text:p>
      <text:p text:style-name="P26">Et en jouant de plusieurs manières sur les champs du bas, vous pouvez aussi remarquer que lorsque la variable change, de n’importe quelle source, elle est bien modifiée, que ce soit par vous via l’input ou par une fonction liée à un bouto<text:span text:style-name="T49">n, grâce au two-way databinding.</text:span></text:p>
      <text:p text:style-name="P26"/>
      <text:h text:style-name="Heading_20_1" text:outline-level="1">Informations complémentaires</text:h>
      <text:list xml:id="list94347123577919" text:continue-numbering="true" text:style-name="WWNum1">
        <text:list-item>
          <text:p text:style-name="P33"><text:span text:style-name="Internet_20_link"><text:span text:style-name="T5">https://developer.android.com/topic/libraries/architecture/livedata</text:span></text:span><text:span text:style-name="T5"> : permet </text:span><text:span text:style-name="T7">de comprendre les mécaniques du livedat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Fira Code" svg:font-family="'Fira Code'"/>
    <style:font-face style:name="Lohit Devanagari1" svg:font-family="'Lohit Devanagari'"/>
    <style:font-face style:name="Courier New1" svg:font-family="'Courier New'" style:font-adornments="Regular"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padding-left="0in" fo:padding-right="0in" fo:padding-top="0in" fo:padding-bottom="0.0138in" fo:border-left="none" fo:border-right="none" fo:border-top="none" fo:border-bottom="0.51pt solid #000000"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Claude</meta:initial-creator>
    <meta:editing-cycles>15</meta:editing-cycles>
    <meta:creation-date>2017-09-21T15:26:00</meta:creation-date>
    <dc:date>2018-11-29T09:43:45.519007655</dc:date>
    <meta:editing-duration>PT1H23M41S</meta:editing-duration>
    <meta:generator>LibreOffice/6.0.6.2$Linux_X86_64 LibreOffice_project/00m0$Build-2</meta:generator>
    <meta:document-statistic meta:table-count="0" meta:image-count="0" meta:object-count="0" meta:page-count="10" meta:paragraph-count="226" meta:word-count="1217" meta:character-count="13333" meta:non-whitespace-character-count="113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